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E2]*365*24*60+[.D2]*31*24*60+[.C2]*24*60+[.F2]*60+[.G2]" office:value-type="float" office:value="1061948783" calcext:value-type="float">
            <text:p>10619487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E3]*365*24*60+[.D3]*31*24*60+[.C3]*24*60+[.F3]*60+[.G3]" office:value-type="float" office:value="1061949023" calcext:value-type="float">
            <text:p>1061949023</text:p>
          </table:table-cell>
          <table:table-cell table:formula="of:=[.I3]-[.I2]" office:value-type="float" office:value="240" calcext:value-type="float">
            <text:p>240</text:p>
          </table:table-cell>
          <table:table-cell table:formula="of:=[.J3]/60" office:value-type="float" office:value="4" calcext:value-type="float">
            <text:p>4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E7]*365*24*60+[.D7]*31*24*60+[.C7]*24*60+[.F7]*60+[.G7]" office:value-type="float" office:value="1061948843" calcext:value-type="float">
            <text:p>10619488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E8]*365*24*60+[.D8]*31*24*60+[.C8]*24*60+[.F8]*60+[.G8]" office:value-type="float" office:value="1061949090" calcext:value-type="float">
            <text:p>1061949090</text:p>
          </table:table-cell>
          <table:table-cell table:formula="of:=[.I8]-[.I7]" office:value-type="float" office:value="247" calcext:value-type="float">
            <text:p>247</text:p>
          </table:table-cell>
          <table:table-cell table:formula="of:=[.J8]/60" office:value-type="float" office:value="4.11666666666667" calcext:value-type="float">
            <text:p>4.11666666666667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E12]*365*24*60+[.D12]*31*24*60+[.C12]*24*60+[.F12]*60+[.G12]" office:value-type="float" office:value="1061949585" calcext:value-type="float">
            <text:p>10619495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E13]*365*24*60+[.D13]*31*24*60+[.C13]*24*60+[.F13]*60+[.G13]" office:value-type="float" office:value="1061949845" calcext:value-type="float">
            <text:p>1061949845</text:p>
          </table:table-cell>
          <table:table-cell table:formula="of:=[.I13]-[.I12]" office:value-type="float" office:value="260" calcext:value-type="float">
            <text:p>260</text:p>
          </table:table-cell>
          <table:table-cell table:formula="of:=[.J13]/60" office:value-type="float" office:value="4.33333333333333" calcext:value-type="float">
            <text:p>4.33333333333333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E17]*365*24*60+[.D17]*31*24*60+[.C17]*24*60+[.F17]*60+[.G17]" office:value-type="float" office:value="1061948145" calcext:value-type="float">
            <text:p>10619481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E18]*365*24*60+[.D18]*31*24*60+[.C18]*24*60+[.F18]*60+[.G18]" office:value-type="float" office:value="1061948235" calcext:value-type="float">
            <text:p>1061948235</text:p>
          </table:table-cell>
          <table:table-cell table:formula="of:=[.I18]-[.I17]" office:value-type="float" office:value="90" calcext:value-type="float">
            <text:p>90</text:p>
          </table:table-cell>
          <table:table-cell table:formula="of:=[.J18]/60" office:value-type="float" office:value="1.5" calcext:value-type="float">
            <text:p>1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9T15:31:08.200000000</meta:creation-date>
    <dc:date>2020-05-09T23:39:36.555000000</dc:date>
    <meta:editing-duration>PT8M6S</meta:editing-duration>
    <meta:editing-cycles>1</meta:editing-cycles>
    <meta:generator>LibreOffice/6.4.1.2$Windows_x86 LibreOffice_project/4d224e95b98b138af42a64d84056446d09082932</meta:generator>
    <meta:document-statistic meta:table-count="1" meta:cell-count="58" meta:object-count="0"/>
  </office:meta>
</office:document-meta>
</file>